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seEmitter.sen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eEventBuilderImpl.buil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seEventBuilderImpl.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seEventBuilderImpl.reconnectTime( long reconnectTime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seEventBuilderImpl.append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seEventBuilderImpl.data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eEmitter.send( SseEventBuilder 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seEventBuilderImpl.append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seEmitter.extendResponse( ServerHttpResponse outpu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seEmit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eEmitter.SseEmi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eEventBuilderImpl.data( Object object , @ Nullable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seEventBuilderImpl.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seEmitter.SseEmitter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eEventBuilderImpl.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seEventBuilderImpl.saveAppended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seEmitter.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eEmitter.send( Object object , @ Nullable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